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SegmentTermDocs.seek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Index.main( String [ ] arg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0">
            <text:p text:style-name="Table_20_Contents">20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CheckIndex.check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Index.msg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Index.setInfoStream( Prin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Index.CheckIndex( Directory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SegmentTermDocs.skipping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Index.assert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Index.check( Directory dir , boolean doFix , List onlySegme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ySegmentTermDocs.MySegmentTermDocs( SegmentReader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Index.check( Directory dir , boolean do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Index.fixIndex( Status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eckIndex.testAsse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Index.checkIndex( List onlySegments )</text:p>
          </table:table-cell>
          <table:table-cell office:value-type="float" office:value="57">
            <text:p text:style-name="Table_20_Contents">57</text:p>
          </table:table-cell>
          <table:table-cell office:value-type="float" office:value="74">
            <text:p text:style-name="Table_20_Contents">74</text:p>
          </table:table-cell>
          <table:table-cell office:value-type="float" office:value="251">
            <text:p text:style-name="Table_20_Contents">2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